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49cm" fo:min-width="0.925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0.772cm"/>
    </style:style>
    <style:style style:name="gr3" style:family="graphic" style:parent-style-name="measure">
      <style:graphic-properties draw:textarea-vertical-align="middle" draw:line-distance="1.197cm"/>
    </style:style>
    <style:style style:name="gr4" style:family="graphic" style:parent-style-name="standard">
      <style:graphic-properties draw:textarea-horizontal-align="justify" draw:textarea-vertical-align="middle" draw:auto-grow-height="false" fo:min-height="1.398cm" fo:min-width="2.322cm" fo:wrap-option="no-wrap"/>
    </style:style>
    <style:style style:name="gr5" style:family="graphic" style:parent-style-name="standard">
      <style:graphic-properties draw:textarea-horizontal-align="justify" draw:textarea-vertical-align="middle" draw:auto-grow-height="false" fo:min-height="0.512cm" fo:min-width="1.151cm"/>
    </style:style>
    <style:style style:name="gr6" style:family="graphic" style:parent-style-name="standard">
      <style:graphic-properties draw:textarea-horizontal-align="justify" draw:textarea-vertical-align="middle" draw:auto-grow-height="false" fo:min-height="0.739cm" fo:min-width="0.489cm"/>
    </style:style>
    <style:style style:name="gr7" style:family="graphic" style:parent-style-name="standard">
      <style:graphic-properties draw:textarea-horizontal-align="justify" draw:textarea-vertical-align="middle" draw:auto-grow-height="false" fo:min-height="0.766cm" fo:min-width="2.167cm"/>
    </style:style>
    <style:style style:name="gr8" style:family="graphic" style:parent-style-name="standard">
      <style:graphic-properties draw:marker-end="Arrow" draw:textarea-vertical-align="middle"/>
    </style:style>
    <style:style style:name="gr9" style:family="graphic" style:parent-style-name="objectwithoutfill">
      <style:graphic-properties svg:stroke-color="#3465a4" draw:marker-start="Arrow" draw:marker-end="" draw:marker-end-width="0.3cm" draw:fill="solid" draw:fill-color="#729fcf"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709cm"/>
    </style:style>
    <style:style style:name="gr11" style:family="graphic" style:parent-style-name="objectwithoutfill">
      <style:graphic-properties svg:stroke-color="#3465a4" draw:marker-start="Arrow" draw:marker-end="" draw:marker-end-width="0.3cm"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dash" draw:stroke-dash="Dashed_20__28_var_29_" draw:fill="none" draw:textarea-horizontal-align="justify" draw:textarea-vertical-align="middle" draw:auto-grow-height="false" fo:min-height="4.195cm" fo:min-width="7.501cm"/>
    </style:style>
    <style:style style:name="gr14" style:family="graphic" style:parent-style-name="standard">
      <style:graphic-properties draw:stroke="none" svg:stroke-color="#000000" draw:fill="none" draw:fill-color="#ffffff" fo:min-height="1.423cm"/>
    </style:style>
    <style:style style:name="P1" style:family="paragraph">
      <style:paragraph-properties fo:text-align="end"/>
    </style:style>
    <style:style style:name="P2" style:family="paragraph">
      <style:paragraph-properties fo:margin-left="0cm" fo:margin-right="0cm" fo:margin-top="0cm" fo:margin-bottom="0cm" fo:line-height="100%" fo:text-align="center" fo:text-indent="0cm"/>
    </style:style>
    <style:style style:name="P3"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3" draw:id="id3">
          <draw:custom-shape draw:style-name="gr1" draw:text-style-name="P1" draw:layer="layout" svg:width="1.425cm" svg:height="1.899cm" draw:transform="skewX (-0.000523598775598299) rotate (-1.56678206951531) translate (9.244cm 7.061cm)">
            <text:p text:style-name="P1"/>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layer="layout" svg:width="1.272cm" svg:height="0.962cm" draw:transform="rotate (-1.57515964992488) translate (9.202cm 7.191cm)">
            <draw:text-box>
              <text:p>Rx</text:p>
            </draw:text-box>
          </draw:frame>
        </draw:g>
        <draw:measure draw:style-name="gr3" draw:text-style-name="P2" draw:layer="measurelines" svg:x1="13.319cm" svg:y1="7.858cm" svg:x2="6.207cm" svg:y2="7.858cm">
          <text:p text:style-name="P2"><text:span text:style-name="T1">D + </text:span><text:span text:style-name="T2">Δ</text:span><text:span text:style-name="T1">D</text:span></text:p>
        </draw:measure>
        <draw:custom-shape draw:style-name="gr4" draw:text-style-name="P3" draw:layer="layout" svg:width="4.318cm" svg:height="2.54cm" svg:x="13.319cm" svg:y="5.953cm">
          <text:p text:style-name="P3">Targ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xml:id="id2" draw:id="id2" draw:layer="layout" svg:width="1.651cm" svg:height="0.762cm" svg:x="4.556cm" svg:y="7.377cm">
          <text:p text:style-name="P3">Mixer</text:p>
          <draw:enhanced-geometry svg:viewBox="0 0 21600 21600" draw:mirror-horizontal="false" draw:mirror-vertical="false" draw:type="rectangle" draw:enhanced-path="M 0 0 L 21600 0 21600 21600 0 21600 0 0 Z N"/>
        </draw:custom-shape>
        <draw:custom-shape draw:style-name="gr6" draw:text-style-name="P3" xml:id="id5" draw:id="id5" draw:layer="layout" svg:width="1.397cm" svg:height="1.397cm" svg:x="2.397cm" svg:y="6.842cm">
          <text:p text:style-name="P3">Ge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1" draw:id="id1" draw:layer="layout" svg:width="2.667cm" svg:height="1.016cm" svg:x="4.048cm" svg:y="5.726cm">
          <text:p text:style-name="P3">Tx Chain</text:p>
          <draw:enhanced-geometry svg:viewBox="0 0 21600 21600" draw:type="rectangle" draw:enhanced-path="M 0 0 L 21600 0 21600 21600 0 21600 0 0 Z N"/>
        </draw:custom-shape>
        <draw:custom-shape draw:style-name="gr7" draw:text-style-name="P3" xml:id="id6" draw:id="id6" draw:layer="layout" svg:width="2.667cm" svg:height="1.016cm" svg:x="1.762cm" svg:y="8.493cm">
          <text:p text:style-name="P3">Rx Chain</text:p>
          <draw:enhanced-geometry svg:viewBox="0 0 21600 21600" draw:mirror-horizontal="false" draw:mirror-vertical="false" draw:type="rectangle" draw:enhanced-path="M 0 0 L 21600 0 21600 21600 0 21600 0 0 Z N"/>
        </draw:custom-shape>
        <draw:connector draw:style-name="gr8" draw:text-style-name="P3" draw:layer="layout" svg:x1="5.381cm" svg:y1="6.742cm" svg:x2="5.381cm" svg:y2="7.377cm" draw:start-shape="id1" draw:start-glue-point="2" draw:end-shape="id2" svg:d="M5381 6742v635" svg:viewBox="0 0 1 636">
          <text:p/>
        </draw:connector>
        <draw:connector draw:style-name="gr9" draw:text-style-name="P3" draw:layer="layout" draw:type="line" svg:x1="6.207cm" svg:y1="7.758cm" svg:x2="7.346cm" svg:y2="7.777cm" draw:start-shape="id2" draw:start-glue-point="1" draw:end-shape="id3" svg:d="M6207 7758l1139 19" svg:viewBox="0 0 1140 20">
          <text:p/>
        </draw:connector>
        <draw:g xml:id="id4" draw:id="id4">
          <draw:custom-shape draw:style-name="gr1" draw:text-style-name="P1" draw:layer="layout" svg:width="1.425cm" svg:height="1.899cm" draw:transform="skewX (-0.000523598775598299) rotate (-1.56678206951531) translate (9.244cm 5.53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0" draw:layer="layout" svg:width="1.209cm" svg:height="0.962cm" draw:transform="rotate (-1.57515964992488) translate (9.202cm 5.667cm)">
            <draw:text-box>
              <text:p>Tx</text:p>
            </draw:text-box>
          </draw:frame>
        </draw:g>
        <draw:connector draw:style-name="gr11" draw:text-style-name="P3" draw:layer="layout" draw:type="line" svg:x1="7.346cm" svg:y1="6.253cm" svg:x2="6.715cm" svg:y2="6.234cm" draw:start-shape="id4" draw:start-glue-point="3" draw:end-shape="id1" draw:end-glue-point="1" svg:d="M7346 6253l-631-19" svg:viewBox="0 0 632 20">
          <text:p/>
        </draw:connector>
        <draw:connector draw:style-name="gr8" draw:text-style-name="P3" draw:layer="layout" svg:x1="3.096cm" svg:y1="6.842cm" svg:x2="4.048cm" svg:y2="6.234cm" draw:start-shape="id5" draw:start-glue-point="4" draw:end-shape="id1" draw:end-glue-point="3" svg:d="M3096 6842v-608h952" svg:viewBox="0 0 953 609">
          <text:p/>
        </draw:connector>
        <draw:connector draw:style-name="gr8" draw:text-style-name="P3" draw:layer="layout" svg:x1="5.381cm" svg:y1="8.139cm" svg:x2="4.429cm" svg:y2="9.001cm" draw:start-shape="id2" draw:start-glue-point="2" draw:end-shape="id6" svg:d="M5381 8139v862h-952" svg:viewBox="0 0 953 863">
          <text:p/>
        </draw:connector>
        <draw:line draw:style-name="gr12" draw:text-style-name="P3" draw:layer="layout" svg:x1="9.255cm" svg:y1="6.207cm" svg:x2="13.319cm" svg:y2="7.223cm">
          <text:p/>
        </draw:line>
        <draw:line draw:style-name="gr12" draw:text-style-name="P3" draw:layer="layout" svg:x1="13.319cm" svg:y1="7.223cm" svg:x2="9.255cm" svg:y2="7.858cm">
          <text:p/>
        </draw:line>
        <draw:custom-shape draw:style-name="gr13" draw:text-style-name="P3" draw:layer="layout" svg:width="8.001cm" svg:height="4.445cm" svg:x="1.254cm" svg:y="5.191cm">
          <text:p/>
          <draw:enhanced-geometry svg:viewBox="0 0 21600 21600" draw:type="rectangle" draw:enhanced-path="M 0 0 L 21600 0 21600 21600 0 21600 0 0 Z N"/>
        </draw:custom-shape>
        <draw:frame draw:style-name="gr14" draw:layer="layout" svg:width="2.54cm" svg:height="1.673cm" svg:x="1.381cm" svg:y="5.191cm">
          <draw:text-box>
            <text:p>Rada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isco Soler</meta:initial-creator>
    <meta:creation-date>2017-04-17T14:16:56.207163945</meta:creation-date>
    <dc:date>2017-10-20T11:39:01.092407879</dc:date>
    <dc:creator>Francisco Soler</dc:creator>
    <meta:editing-duration>PT1H2M27S</meta:editing-duration>
    <meta:editing-cycles>22</meta:editing-cycles>
    <meta:generator>LibreOffice/4.3.3.2$Linux_X86_64 LibreOffice_project/430m0$Build-2</meta:generator>
    <meta:document-statistic meta:object-count="21"/>
  </office:meta>
</office:document-meta>
</file>